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ce style:name="Verdana" svg:font-family="Verdana" style:font-family-generic="swiss"/>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Times New Roman3" svg:font-family="'Times New Roman'" style:font-adornments="Полужирный Курсив"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Таблица21" style:family="table">
      <style:table-properties style:width="16.988cm" table:align="left"/>
    </style:style>
    <style:style style:name="Таблица21.A" style:family="table-column">
      <style:table-column-properties style:column-width="7.154cm"/>
    </style:style>
    <style:style style:name="Таблица21.B" style:family="table-column">
      <style:table-column-properties style:column-width="9.834cm"/>
    </style:style>
    <style:style style:name="Таблица21.A1" style:family="table-cell">
      <style:table-cell-properties fo:padding="0.097cm" fo:border-left="0.002cm solid #000000" fo:border-right="none" fo:border-top="0.002cm solid #000000" fo:border-bottom="0.002cm solid #000000"/>
    </style:style>
    <style:style style:name="Таблица21.B1" style:family="table-cell">
      <style:table-cell-properties fo:padding="0.097cm" fo:border="0.002cm solid #000000"/>
    </style:style>
    <style:style style:name="Таблица21.A2" style:family="table-cell">
      <style:table-cell-properties fo:padding="0.097cm" fo:border-left="0.002cm solid #000000" fo:border-right="none" fo:border-top="none" fo:border-bottom="0.002cm solid #000000"/>
    </style:style>
    <style:style style:name="Таблица21.B2" style:family="table-cell">
      <style:table-cell-properties fo:padding="0.097cm" fo:border-left="0.002cm solid #000000" fo:border-right="0.002cm solid #000000" fo:border-top="none" fo:border-bottom="0.002cm solid #000000"/>
    </style:style>
    <style:style style:name="Таблица1" style:family="table">
      <style:table-properties style:width="16.988cm" table:align="left"/>
    </style:style>
    <style:style style:name="Таблица1.A" style:family="table-column">
      <style:table-column-properties style:column-width="7.154cm"/>
    </style:style>
    <style:style style:name="Таблица1.B" style:family="table-column">
      <style:table-column-properties style:column-width="9.834cm"/>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6.988cm" table:align="left"/>
    </style:style>
    <style:style style:name="Таблица2.A" style:family="table-column">
      <style:table-column-properties style:column-width="7.176cm"/>
    </style:style>
    <style:style style:name="Таблица2.B" style:family="table-column">
      <style:table-column-properties style:column-width="9.813cm"/>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Times New Roman" fo:font-size="22pt" style:font-size-asian="22pt" style:font-size-complex="22pt"/>
    </style:style>
    <style:style style:name="P3" style:family="paragraph" style:parent-style-name="Standard">
      <style:text-properties fo:font-size="14pt" fo:language="ru" fo:country="RU" style:font-size-asian="14pt" style:font-size-complex="14pt"/>
    </style:style>
    <style:style style:name="P4" style:family="paragraph" style:parent-style-name="Обычный1">
      <style:paragraph-properties fo:line-height="100%" fo:text-align="center" style:justify-single-word="false"/>
      <style:text-properties fo:font-size="14pt" fo:language="ru" fo:country="RU" style:font-size-asian="14pt"/>
    </style:style>
    <style:style style:name="P5" style:family="paragraph" style:parent-style-name="Обычный1">
      <style:paragraph-properties fo:line-height="0.459cm" fo:text-align="center" style:justify-single-word="false" fo:orphans="0" fo:widows="0"/>
      <style:text-properties fo:font-size="14pt" fo:language="ru" fo:country="RU" style:font-size-asian="14pt"/>
    </style:style>
    <style:style style:name="P6" style:family="paragraph" style:parent-style-name="Обычный1">
      <style:paragraph-properties fo:line-height="0.459cm" fo:text-align="center" style:justify-single-word="false" fo:orphans="0" fo:widows="0"/>
      <style:text-properties fo:font-size="14pt" fo:language="ru" fo:country="RU" style:font-size-asian="14pt" style:font-size-complex="14pt"/>
    </style:style>
    <style:style style:name="P7" style:family="paragraph" style:parent-style-name="Обычный1">
      <style:paragraph-properties fo:line-height="100%">
        <style:tab-stops>
          <style:tab-stop style:position="12.002cm"/>
          <style:tab-stop style:position="17.253cm"/>
        </style:tab-stops>
      </style:paragraph-properties>
    </style:style>
    <style:style style:name="P8" style:family="paragraph" style:parent-style-name="Обычный1">
      <style:paragraph-properties fo:margin-left="0cm" fo:margin-right="-0.004cm" fo:line-height="0.635cm" fo:text-align="center" style:justify-single-word="false" fo:orphans="0" fo:widows="0" fo:text-indent="0cm" style:auto-text-indent="false"/>
      <style:text-properties fo:font-size="14pt" fo:language="ru" fo:country="RU" style:font-size-asian="14pt"/>
    </style:style>
    <style:style style:name="P9" style:family="paragraph" style:parent-style-name="Обычный1">
      <style:paragraph-properties fo:margin-left="0cm" fo:margin-right="-0.004cm" fo:line-height="0.776cm" fo:text-align="center" style:justify-single-word="false" fo:text-indent="0cm" style:auto-text-indent="false"/>
      <style:text-properties fo:font-size="14pt" fo:language="ru" fo:country="RU" style:font-size-asian="14pt"/>
    </style:style>
    <style:style style:name="P10" style:family="paragraph" style:parent-style-name="Обычный1">
      <style:paragraph-properties fo:margin-left="0cm" fo:margin-right="-0.004cm" fo:line-height="0.635cm" fo:text-align="center" style:justify-single-word="false" fo:orphans="0" fo:widows="0" fo:text-indent="0cm" style:auto-text-indent="false"/>
    </style:style>
    <style:style style:name="P11" style:family="paragraph" style:parent-style-name="Обычный1">
      <style:paragraph-properties fo:margin-left="0.981cm" fo:margin-right="-0.004cm" fo:line-height="0.776cm" fo:text-indent="1.27cm" style:auto-text-indent="false"/>
      <style:text-properties fo:font-size="14pt" fo:language="ru" fo:country="RU" style:font-size-asian="14pt"/>
    </style:style>
    <style:style style:name="P12" style:family="paragraph" style:parent-style-name="Обычный1">
      <style:paragraph-properties fo:margin-left="1.27cm" fo:margin-right="-0.004cm" fo:line-height="0.776cm" fo:text-indent="0.981cm" style:auto-text-indent="false"/>
      <style:text-properties fo:font-size="14pt" fo:language="ru" fo:country="RU" style:font-size-asian="14pt"/>
    </style:style>
    <style:style style:name="P13" style:family="paragraph" style:parent-style-name="Обычный1">
      <style:paragraph-properties fo:margin-left="12.002cm" fo:margin-right="0.58cm" fo:line-height="110%" fo:text-align="end" style:justify-single-word="false" fo:orphans="0" fo:widows="0" fo:text-indent="0cm" style:auto-text-indent="false"/>
      <style:text-properties fo:font-size="14pt" fo:language="ru" fo:country="RU" style:font-size-asian="14pt"/>
    </style:style>
    <style:style style:name="P14" style:family="paragraph" style:parent-style-name="Обычный1">
      <style:paragraph-properties fo:margin-left="5.539cm" fo:margin-right="4.747cm" fo:line-height="0.635cm" fo:text-align="center" style:justify-single-word="false" fo:orphans="0" fo:widows="0" fo:text-indent="0cm" style:auto-text-indent="false"/>
      <style:text-properties fo:font-size="14pt" fo:letter-spacing="0.035cm" fo:language="ru" fo:country="RU" fo:font-weight="bold" style:font-size-asian="14pt" style:font-weight-asian="bold"/>
    </style:style>
    <style:style style:name="P15" style:family="paragraph" style:parent-style-name="Обычный1">
      <style:paragraph-properties fo:margin-left="5.54cm" fo:margin-right="5.75cm" fo:margin-top="0cm" fo:margin-bottom="0.212cm" fo:line-height="0.635cm" fo:text-align="center" style:justify-single-word="false" fo:orphans="0" fo:widows="0" fo:text-indent="0cm" style:auto-text-indent="false"/>
      <style:text-properties fo:font-size="14pt" fo:letter-spacing="0.035cm" fo:language="ru" fo:country="RU" style:font-size-asian="14pt"/>
    </style:style>
    <style:style style:name="P16" style:family="paragraph" style:parent-style-name="Обычный1">
      <style:paragraph-properties fo:margin-left="3.03cm" fo:margin-right="3.531cm" fo:line-height="120%" fo:text-align="center" style:justify-single-word="false" fo:text-indent="0cm" style:auto-text-indent="false">
        <style:tab-stops>
          <style:tab-stop style:position="13.002cm"/>
        </style:tab-stops>
      </style:paragraph-properties>
    </style:style>
    <style:style style:name="P17" style:family="paragraph" style:parent-style-name="Обычный1">
      <style:paragraph-properties fo:margin-left="3.034cm" fo:margin-right="3.528cm" fo:line-height="0.847cm" fo:text-align="center" style:justify-single-word="false" fo:orphans="0" fo:widows="0" fo:text-indent="0cm" style:auto-text-indent="false"/>
      <style:text-properties fo:font-size="18pt" fo:language="ru" fo:country="RU" style:font-size-asian="18pt"/>
    </style:style>
    <style:style style:name="P18" style:family="paragraph" style:parent-style-name="Обычный1">
      <style:paragraph-properties fo:margin-left="3.034cm" fo:margin-right="3.528cm" fo:line-height="0.847cm" fo:text-align="center" style:justify-single-word="false" fo:orphans="0" fo:widows="0" fo:text-indent="0cm" style:auto-text-indent="false"/>
      <style:text-properties fo:font-size="14pt" fo:language="ru" fo:country="RU" style:font-size-asian="14pt" style:font-size-complex="14pt"/>
    </style:style>
    <style:style style:name="P19" style:family="paragraph" style:parent-style-name="Обычный1">
      <style:paragraph-properties fo:margin-left="0cm" fo:margin-right="0.099cm" fo:line-height="100%" fo:text-indent="0cm" style:auto-text-indent="false">
        <style:tab-stops>
          <style:tab-stop style:position="13.002cm"/>
        </style:tab-stops>
      </style:paragraph-properties>
      <style:text-properties fo:language="ru" fo:country="RU"/>
    </style:style>
    <style:style style:name="P20" style:family="paragraph" style:parent-style-name="Обычный1">
      <style:paragraph-properties fo:margin-left="0cm" fo:margin-right="0.099cm" fo:line-height="100%" fo:text-indent="0cm" style:auto-text-indent="false">
        <style:tab-stops>
          <style:tab-stop style:position="13.002cm"/>
        </style:tab-stops>
      </style:paragraph-properties>
    </style:style>
    <style:style style:name="P21" style:family="paragraph" style:parent-style-name="Text_20_body">
      <style:text-properties fo:font-style="italic" style:font-style-asian="italic" style:font-style-complex="italic"/>
    </style:style>
    <style:style style:name="P22" style:family="paragraph" style:parent-style-name="Text_20_body">
      <style:text-properties style:use-window-font-color="true" style:font-name="Times New Roman" fo:font-size="14pt" fo:font-style="italic" style:font-name-asian="Verdana" style:font-size-asian="14pt" style:font-style-asian="italic" style:font-name-complex="Verdana" style:font-size-complex="14pt" style:font-style-complex="italic"/>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text-indent="0cm" style:auto-text-indent="false"/>
      <style:text-properties fo:language="en" fo:country="US"/>
    </style:style>
    <style:style style:name="P25" style:family="paragraph" style:parent-style-name="Table_20_Contents">
      <style:paragraph-properties fo:text-align="justify" style:justify-single-word="false"/>
      <style:text-properties fo:font-size="14pt"/>
    </style:style>
    <style:style style:name="P26" style:family="paragraph" style:parent-style-name="Table_20_Contents">
      <style:paragraph-properties fo:text-align="center" style:justify-single-word="false"/>
      <style:text-properties fo:font-size="14pt" fo:font-weight="bold" style:font-weight-asian="bold" style:font-weight-complex="bold"/>
    </style:style>
    <style:style style:name="P27" style:family="paragraph" style:parent-style-name="Table">
      <style:paragraph-properties fo:keep-with-next="always"/>
    </style:style>
    <style:style style:name="P28" style:family="paragraph" style:parent-style-name="Text_20_body" style:list-style-name="L1"/>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3">
      <style:text-properties style:use-window-font-color="true" style:font-name="Times New Roman" fo:font-size="14pt" style:font-name-asian="Verdana" style:font-size-asian="14pt" style:font-name-complex="Verdana" style:font-size-complex="14pt"/>
    </style:style>
    <style:style style:name="P32" style:family="paragraph" style:parent-style-name="Text_20_body" style:list-style-name="L4">
      <style:text-properties style:use-window-font-color="true" style:font-name="Times New Roman" fo:font-size="14pt" style:font-name-asian="Verdana" style:font-size-asian="14pt" style:font-name-complex="Verdana" style:font-size-complex="14pt"/>
    </style:style>
    <style:style style:name="P33" style:family="paragraph" style:parent-style-name="Text_20_body" style:list-style-name="L5">
      <style:text-properties style:use-window-font-color="true" style:font-name="Times New Roman" fo:font-size="14pt" style:font-name-asian="Verdana" style:font-size-asian="14pt" style:font-name-complex="Verdana" style:font-size-complex="14pt"/>
    </style:style>
    <style:style style:name="P34" style:family="paragraph" style:parent-style-name="Text_20_body" style:list-style-name="L6">
      <style:text-properties style:use-window-font-color="true" style:font-name="Times New Roman" fo:font-size="14pt" style:font-name-asian="Verdana" style:font-size-asian="14pt" style:font-name-complex="Verdana" style:font-size-complex="14pt"/>
    </style:style>
    <style:style style:name="P35" style:family="paragraph" style:parent-style-name="Text_20_body" style:list-style-name="L7">
      <style:text-properties style:use-window-font-color="true" style:font-name="Times New Roman" fo:font-size="14pt" style:font-name-asian="Verdana" style:font-size-asian="14pt" style:font-name-complex="Verdana" style:font-size-complex="14pt"/>
    </style:style>
    <style:style style:name="P36" style:family="paragraph" style:parent-style-name="Text_20_body" style:list-style-name="L8">
      <style:text-properties style:use-window-font-color="true" style:font-name="Times New Roman" fo:font-size="14pt" style:font-name-asian="Verdana" style:font-size-asian="14pt" style:font-name-complex="Verdana" style:font-size-complex="14pt"/>
    </style:style>
    <style:style style:name="P37" style:family="paragraph" style:parent-style-name="Text_20_body" style:list-style-name="L6"/>
    <style:style style:name="P38" style:family="paragraph" style:parent-style-name="Text_20_body" style:list-style-name="L7"/>
    <style:style style:name="P39" style:family="paragraph" style:parent-style-name="Text_20_body" style:list-style-name="L9"/>
    <style:style style:name="P40" style:family="paragraph" style:parent-style-name="Text_20_body" style:list-style-name="L11">
      <style:paragraph-properties>
        <style:tab-stops/>
      </style:paragraph-properties>
    </style:style>
    <style:style style:name="P41" style:family="paragraph" style:parent-style-name="Text_20_body" style:list-style-name="L12">
      <style:paragraph-properties>
        <style:tab-stops/>
      </style:paragraph-properties>
    </style:style>
    <style:style style:name="P42" style:family="paragraph" style:parent-style-name="Text_20_body" style:list-style-name="L13">
      <style:paragraph-properties>
        <style:tab-stops/>
      </style:paragraph-properties>
    </style:style>
    <style:style style:name="P43" style:family="paragraph" style:parent-style-name="Text_20_body" style:list-style-name="L14"/>
    <style:style style:name="P44" style:family="paragraph" style:parent-style-name="Text_20_body" style:list-style-name="L10">
      <style:paragraph-properties fo:margin-left="0.513cm" fo:margin-right="0cm" fo:text-indent="-0.136cm" style:auto-text-indent="false">
        <style:tab-stops/>
      </style:paragraph-properties>
    </style:style>
    <style:style style:name="P45" style:family="paragraph" style:parent-style-name="Text_20_body" style:list-style-name="L1">
      <style:paragraph-properties fo:margin-left="0cm" fo:margin-right="0cm" fo:text-indent="0cm" style:auto-text-indent="false"/>
    </style:style>
    <style:style style:name="P46" style:family="paragraph" style:parent-style-name="Обычный1" style:master-page-name="First_20_Page">
      <style:paragraph-properties fo:line-height="100%" fo:text-align="center" style:justify-single-word="false" style:page-number="3"/>
      <style:text-properties fo:font-size="14pt" fo:language="ru" fo:country="RU" style:font-size-asian="14pt"/>
    </style:style>
    <style:style style:name="P47" style:family="paragraph" style:parent-style-name="Обычный1">
      <style:paragraph-properties fo:line-height="100%">
        <style:tab-stops>
          <style:tab-stop style:position="12.002cm"/>
          <style:tab-stop style:position="17.253cm"/>
        </style:tab-stops>
      </style:paragraph-properties>
      <style:text-properties fo:language="ru" fo:country="RU"/>
    </style:style>
    <style:style style:name="P48" style:family="paragraph" style:parent-style-name="Обычный1">
      <style:paragraph-properties fo:line-height="100%">
        <style:tab-stops>
          <style:tab-stop style:position="12.002cm"/>
          <style:tab-stop style:position="17.253cm"/>
        </style:tab-stops>
      </style:paragraph-properties>
    </style:style>
    <style:style style:name="P49" style:family="paragraph" style:parent-style-name="Обычный1">
      <style:paragraph-properties fo:margin-left="10.502cm" fo:margin-right="0.58cm" fo:margin-top="0.529cm" fo:margin-bottom="0cm" fo:line-height="110%" fo:text-align="end" style:justify-single-word="false" fo:orphans="0" fo:widows="0" fo:text-indent="0cm" style:auto-text-indent="false"/>
    </style:style>
    <style:style style:name="P50" style:family="paragraph" style:parent-style-name="Обычный1">
      <style:paragraph-properties fo:margin-left="3.034cm" fo:margin-right="3.528cm" fo:line-height="0.847cm" fo:text-align="center" style:justify-single-word="false" fo:orphans="0" fo:widows="0" fo:text-indent="0cm" style:auto-text-indent="false"/>
      <style:text-properties fo:font-size="18pt" fo:language="ru" fo:country="RU" style:font-size-asian="18pt"/>
    </style:style>
    <style:style style:name="P51" style:family="paragraph" style:parent-style-name="Heading_20_1">
      <style:paragraph-properties fo:break-before="page"/>
    </style:style>
    <style:style style:name="P52" style:family="paragraph" style:parent-style-name="Contents_20_2">
      <style:paragraph-properties>
        <style:tab-stops>
          <style:tab-stop style:position="16.499cm" style:type="right" style:leader-style="dotted" style:leader-text="."/>
        </style:tab-stops>
      </style:paragraph-properties>
    </style:style>
    <style:style style:name="P53" style:family="paragraph" style:parent-style-name="Contents_20_Heading">
      <style:paragraph-properties fo:break-before="page"/>
    </style:style>
    <style:style style:name="P54"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size="14pt" fo:language="ru" fo:country="RU" style:font-size-asian="14pt"/>
    </style:style>
    <style:style style:name="T2" style:family="text">
      <style:text-properties fo:font-size="14pt" fo:language="ru" fo:country="RU" style:font-size-asian="14pt" style:font-size-complex="14pt"/>
    </style:style>
    <style:style style:name="T3" style:family="text">
      <style:text-properties fo:font-size="14pt" fo:language="ru" fo:country="RU" style:font-size-asian="14pt" style:language-asian="zxx" style:country-asian="none"/>
    </style:style>
    <style:style style:name="T4" style:family="text">
      <style:text-properties fo:font-size="14pt" fo:language="ru" fo:country="RU" style:font-size-asian="14pt" style:language-asian="zxx" style:country-asian="none" style:font-size-complex="14pt"/>
    </style:style>
    <style:style style:name="T5" style:family="text">
      <style:text-properties fo:color="#000000" fo:font-size="14pt" fo:language="ru" fo:country="RU" style:font-size-asian="14pt" style:font-size-complex="14pt"/>
    </style:style>
    <style:style style:name="T6" style:family="text">
      <style:text-properties style:use-window-font-color="true" style:font-name="Times New Roman" fo:font-size="14pt" style:font-name-asian="Verdana" style:font-size-asian="14pt" style:font-name-complex="Verdana" style:font-size-complex="14pt"/>
    </style:style>
    <style:style style:name="T7" style:family="text">
      <style:text-properties style:use-window-font-color="true" style:font-name="Times New Roman" fo:font-size="14pt" fo:font-style="italic" style:font-name-asian="Verdana" style:font-size-asian="14pt" style:font-style-asian="italic" style:font-name-complex="Verdana" style:font-size-complex="14pt" style:font-style-complex="italic"/>
    </style:style>
    <style:style style:name="T8" style:family="text">
      <style:text-properties style:font-name="Times New Roman" fo:font-size="14pt" style:font-size-asian="14pt" style:font-size-complex="14pt"/>
    </style:style>
    <style:style style:name="T9" style:family="text">
      <style:text-properties fo:language="ru" fo:country="RU"/>
    </style:style>
    <style:style style:name="fr1" style:family="graphic" style:parent-style-name="Graphics">
      <style:graphic-properties style:vertical-pos="from-top" style:vertical-rel="paragraph" style:horizontal-pos="from-left" style:horizontal-rel="paragraph"/>
    </style:style>
    <style:style style:name="fr2"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499cm" fo:margin-bottom="0.499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space" fo:text-indent="-0.136cm" fo:margin-left="0.7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1" text:separation-character="." text:name="Drawing"/>
      </text:sequence-decls>
      <text:p text:style-name="P46">Министерство образования Республики Беларусь</text:p>
      <text:p text:style-name="P4"/>
      <text:p text:style-name="P8">Учреждение образования</text:p>
      <text:p text:style-name="P10"><text:span text:style-name="T1">“</text:span><text:span text:style-name="T1">Белорусский государственный университет информатики и радиоэлектроники”</text:span></text:p>
      <text:p text:style-name="P9"/>
      <text:p text:style-name="P11">Кафедра <text:bookmark-start text:name="OCRUncertain002"/>интеллектуальных информа<text:bookmark-end text:name="OCRUncertain002"/>ционных технологий</text:p>
      <text:p text:style-name="P12">Факультет информационных технологий и управления</text:p>
      <text:p text:style-name="P49"><text:span text:style-name="T3"/></text:p>
      <text:p text:style-name="P49"><text:span text:style-name="T3"/></text:p>
      <text:p text:style-name="P13"/>
      <text:p text:style-name="P2">Отчёт</text:p>
      <text:p text:style-name="P14">по производственной практике </text:p>
      <text:p text:style-name="P15">НА ТЕМУ</text:p>
      <text:p text:style-name="P16"><text:bookmark-start text:name="OCRUncertain007"/><text:span text:style-name="T2">“</text:span><text:bookmark-end text:name="OCRUncertain007"/><text:span text:style-name="T2">Интернет-приложение классифицирующее юридические услуги”</text:span></text:p>
      <text:p text:style-name="P18"/>
      <text:p text:style-name="P17"/>
      <text:p text:style-name="P17"/>
      <text:p text:style-name="P17"/>
      <text:p text:style-name="P17"/>
      <text:p text:style-name="P17"/>
      <text:p text:style-name="P17"/>
      <text:p text:style-name="P7"><text:span text:style-name="T1">Студент:</text:span><text:span text:style-name="T3"> <text:tab/>( И.С. Сидоров <text:s text:c="6"/>)</text:span></text:p>
      <text:p text:style-name="P7"><text:span text:style-name="T1">Руководитель: <text:tab/></text:span><text:span text:style-name="T2">( М.Д. Степанова</text:span><text:span text:style-name="T5"> <text:s text:c="3"/></text:span><text:span text:style-name="T4">)</text:span></text:p>
      <text:p text:style-name="P47"/>
      <text:p text:style-name="P47"/>
      <text:p text:style-name="P47"/>
      <text:p text:style-name="P7"/>
      <text:p text:style-name="P20"/>
      <text:p text:style-name="P20"/>
      <text:p text:style-name="P19"/>
      <text:p text:style-name="P19"/>
      <text:p text:style-name="P19"/>
      <text:p text:style-name="P5">МИНСК</text:p>
      <text:p text:style-name="P5"/>
      <text:p text:style-name="P6">2010</text:p>
      <text:p text:style-name="P6"/>
      <text:table-of-content text:style-name="Sect1" text:name="Оглавление1">
        <text:table-of-content-source text:outline-level="2">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53">СОДЕРЖАНИЕ</text:p>
          </text:index-title>
          <text:p text:style-name="P54">ВВЕДЕНИЕ<text:tab/>5</text:p>
          <text:p text:style-name="P54"><text:s/>1 МЕТОДЫ И ТЕХНОЛОГИИ ПОСТРОЕНИЯ ИНТЕРНЕТ-ПРИЛОЖЕНИЙ ПРЕДНАЗНАЧЕННЫХ ДЛЯ КЛАССИФИКАЦИИ.<text:tab/>7</text:p>
          <text:p text:style-name="P52"><text:s/>1.1 Анализ требований к системе.<text:tab/>7</text:p>
          <text:p text:style-name="P52"><text:s/>1.2 Анализ режима работы системы.<text:tab/>8</text:p>
          <text:p text:style-name="P52"><text:s/>1.3 Технологии систем построения Интернет-приложений.<text:tab/>9</text:p>
          <text:p text:style-name="P52"><text:s/>1.4 Технические требования к разрабатываемой системе.<text:tab/>13</text:p>
          <text:p text:style-name="P54"><text:s/>2 ПРОЕКТИРОВАНИЕ ИНТЕРНЕТ-ПРИЛОЖЕНИЯ КЛАССИФИЦИРУЮЩЕГО ЮРИДИЧЕСКИЕ УСЛУГИ<text:tab/>15</text:p>
          <text:p text:style-name="P52"><text:s/>2.1 Проектирование вариантов использования системы.<text:tab/>15</text:p>
          <text:p text:style-name="P52"><text:s/>2.2 Проектирование подсистемы хранения информации.<text:tab/>17</text:p>
          <text:p text:style-name="P52"><text:s/>2.3 Проектирование пользовательского интерфейса системы.<text:tab/>21</text:p>
          <text:p text:style-name="P52"><text:s/>2.4 Проектирование подсистемы преобразования и подготовки данных для подачи пользователю.<text:tab/>25</text:p>
          <text:p text:style-name="P54">ЗАКЛЮЧЕНИЕ<text:tab/>27</text:p>
          <text:p text:style-name="P54">СПИСОК ЛИТЕРАТУРЫ<text:tab/>28</text:p>
        </text:index-body>
      </text:table-of-content>
      <text:p text:style-name="P3"/>
      <text:h text:style-name="P51" text:outline-level="1" text:is-list-header="true">ВВЕДЕНИЕ</text:h>
      <text:p text:style-name="Text_20_body"><text:tab/>Широкое распространение компьютерной техники дало возможность различным компаниям привлекать новых клиентов используя глобальную сеть Интернет. Интернет-приложения стали одной из главных возможностей для рекламы услуг, которые предоставляет компания. Такие приложения являются информационно-справочными системами, в которых для успешного конкурирования используют различные приёмы привлечения пользователей. <text:tab/>В сфере юридических услуг приёмом для привлечения клиентов — может стать бесплатное распространение информации. Такой информацией может стать — разъяснение той или иной правовой нормы, собрание той или иной информации из различных правовых норм в одном месте с комментариями и пояснениями. Такого рода информация — предоставит потенциальным клиентам возможность получить бесплатную консультацию, или набор инструкций.</text:p>
      <text:p text:style-name="Text_20_body">Текущая база правовых норм доступная пользователю, не является простой в понимании. Поэтому некоторая группировка, классификация информации может стать привлекательной для пользователя, что может показать респектабельность компании. <text:s/></text:p>
      <text:p text:style-name="Text_20_body">Целью данного дипломного проекта является создание Интернет-приложения позволяющего классифицировать юридические услуги.</text:p>
      <text:p text:style-name="Text_20_body">Под этим понимается: создание системы хранения разнообразных данных связанных с правовыми нормами и возможными юридическими услуга. Основным назначением такой системы — является привлечение новых клиентов для оказания им юридических услуг.</text:p>
      <text:p text:style-name="Text_20_body">В качестве задач системы выделим: </text:p>
      <text:list xml:id="list1320089456" text:style-name="L1">
        <text:list-item>
          <text:p text:style-name="P28">обеспечение работы без контроля со стороны работников компании;</text:p>
        </text:list-item>
        <text:list-item>
          <text:p text:style-name="P28">обеспечение возможности работы в системе в качестве специального пользователя добавляющего или изменяющего имеющуюся информацию;</text:p>
        </text:list-item>
        <text:list-item>
          <text:p text:style-name="P28"><text:soft-page-break/>обеспечение единого электронного хранилища данных;</text:p>
          <text:p text:style-name="P28">Задачами преддипломной практики становятся:</text:p>
        </text:list-item>
        <text:list-item>
          <text:p text:style-name="P28">изучить методику создания Интернет-приложений на базе существующих библиотек</text:p>
        </text:list-item>
        <text:list-item>
          <text:p text:style-name="P28">выполнить проектирование системы классифицирующей юридические услуги</text:p>
          <text:p text:style-name="P45"/>
        </text:list-item>
      </text:list>
      <text:p text:style-name="Text_20_body"/>
      <text:p text:style-name="Text_20_body"/>
      <text:p text:style-name="Text_20_body"/>
      <text:h text:style-name="Heading_20_1" text:outline-level="1" text:restart-numbering="true" text:start-value="-1">МЕТОДЫ И ТЕХНОЛОГИИ ПОСТРОЕНИЯ ИНТЕРНЕТ-ПРИЛОЖЕНИЙ ПРЕДНАЗНАЧЕННЫХ ДЛЯ КЛАССИФИКАЦИИ.</text:h>
      <text:h text:style-name="Heading_20_2" text:outline-level="2">Анализ требований к системе.</text:h>
      <text:p text:style-name="Text_20_body">Для успешного функционирования системы существует ряд требований к аппаратному и программному обеспечению.</text:p>
      <text:p text:style-name="Text_20_body">Системные требования предъявляемые к Интернет приложениям обычно зависят от классов выполняемых задач. Так некоторые системы, хранящие множество информации и требующие её постоянной обработки требуют большие вычислительные возможности и большие объемы памяти для хранения информации. Возможно использование распределённых систем хранения информации, и распределенных вычислительных систем.</text:p>
      <text:p text:style-name="Text_20_body">Все программные системы имеют три общие подсистемы: подсистема хранения информации, подсистема преобразования и подготовки данных для подачи пользователю, подсистема отображения данных пользователю.</text:p>
      <text:p text:style-name="Text_20_body">Подсистема хранения информации может использовать различные способы для хранения и поиска данных, такие как текстовые файлы, файлы проецируемые в память, хранение в оперативной памяти, использование сторонних приложений для хранения информации (например СУБД). Использование СУБД является наиболее удобным и популярным среди всех возможных способов хранения информации. Плюсами СУБД являются: возможность использования в качестве выделенной подсистемы — позволяющей просто отделять её от других подсистем или использовать в качестве части другой системы, возможность представления объектов системы в качестве реляционных моделей широко используемых во всех современных языках программирования, возможность задания зависимостей данных между собой для достижения логической связи.</text:p>
      <text:p text:style-name="Text_20_body">Подсистема преобразования и подготовки данных для подачи <text:soft-page-break/>пользователю — представляет собой набор классов обрабатывающих запросы пользователя подаваемые в систему тем или иным образом. Данная подсистема неразрывно связана с системой отображения информации, потому — как все действия совершаемые подсистемой отображения информации требуют использования подсистемы подготовки данных, а все действия подготовки данных запускаются в результате работы подсистемы отображения информации. В качестве известных примеров такой подсистемы является использование классов — для создания интерфейсов доступа к данным подсистемы хранения информации на используемом языке программирования.</text:p>
      <text:p text:style-name="Text_20_body">Подсистема отображения информации пользователю в программных системах представляющих собой Интернет-приложение является набором текстовых файлов имеющих «HTML» формат. Этот формат представляет собой описание расположения графических элементов на странице. Данная подсистема обычно использует различного рода языки программирования для генерации страниц «на лету», в момент запроса пользователя.</text:p>
      <text:p text:style-name="Text_20_body">Таким образом, можно выдвинуть следующие требования к системе: наличие реляционной СУБД для хранения данных, наличие web сервера, для обработки запросов пользователя, наличие языка генерации текстовой информации. Для работы таких подсистем достаточно мощностей современного пользовательского компьютера.</text:p>
      <text:h text:style-name="Heading_20_2" text:outline-level="2">Анализ режима работы системы.</text:h>
      <text:p text:style-name="Text_20_body">Режимом работы системы называется расписание запусков и остановок системы в зависимости от дня недели, времени суток. Режим работы системы обычно рассчитывается из расчёта времени работы пользователей с системой, а также дополнительных факторов (например режимы работы других связных систем).</text:p>
      <text:p text:style-name="Text_20_body">Нагрузка на Интернет-приложения зависит от количества пользователей использующих его одновременно, и количестве информации запрашиваемой <text:soft-page-break/>каждым пользователем. Так как разрабатываемое приложение предназначено для использования в Республике Беларусь и основной задачей является предоставления информационных услуг, то количество запросов в сутки не будет являться важным фактором требующим специальных средств оптимизации приложения.</text:p>
      <text:p text:style-name="Text_20_body">Поэтому можно говорить о малой нагрузке на все подсистемы. Таким образом, можно сказать, что в качестве используемой СУБД достаточно использовать открытые программные средства такие как «Mysql», «Sqlite». Данные СУБД предоставляют возможность бесплатного использования в любых проектах.</text:p>
      <text:p text:style-name="Text_20_body">В качестве используемых средств для разработки подсистемы преобразования и подготовки данных и подсистемы отображения информации пользователю допустимо использовать открытые системы управления данными базирующиеся на различных языках программирования, например «Joomla» для «PHP», «Ruby On Rails» для «Ruby».</text:p>
      <text:p text:style-name="Text_20_body">Перечисленные средства предназначены для создания различных Интернет-приложений и могут работать круглосуточно с достаточно большим количеством предоставляемой информации. </text:p>
      <text:p text:style-name="Text_20_body">Таким образом, разрабатываемая система будет работать круглосуточно, без каких либо перерывов получаемых в результате дополнений и изменений в системе. <text:s/></text:p>
      <text:h text:style-name="Heading_20_2" text:outline-level="2">Технологии систем построения Интернет-приложений.</text:h>
      <text:p text:style-name="Text_20_body">Технологиями построения приложений называются языки программирования, реализованные библиотеки и системы используемые для создания приложений.</text:p>
      <text:p text:style-name="Text_20_body">В текущее время существует несколько библиотек управления, на основе которых можно создавать полно-функциональные и легко управляемые сайты без серьёзных финансовых затрат. В качестве библиотек для сравнения выберем <text:soft-page-break/>те, которые являются наиболее известными и используемыми. Это системы: «Drupal», «Joomla», «WordPress». Данные библиотеки имеют различия, которые следует изучить и сравнить для использования наиболее подходящей системы основываясь на которой будет происходить разработка. Среди таких различий требуется учитывать разные особенности (время существования, безопасность и т.д.).</text:p>
      <text:p text:style-name="P21">Сравнение количества выпущенных версий, найденных ошибок (безопасность систем):</text:p>
      <text:list xml:id="list2031512500" text:style-name="L2">
        <text:list-item>
          <text:p text:style-name="P29">«Drupal», на данный момент используются 5-ая и 6-ая версия. Новые версии долгое время тестируются, имеется стабильное ядро. На данный момент ряд крупных компаний работает на «Drupal», поэтому разработчики серьёзно относятся к безопасности.</text:p>
        </text:list-item>
        <text:list-item>
          <text:p text:style-name="P29">«Joomla», безопасность во многом зависит от разработчика использующего систему. Безопасность и стабильность обеспечивается количеством выпущенных исправлений. Существует множество широко используемых расширений библиотеки.</text:p>
        </text:list-item>
        <text:list-item>
          <text:p text:style-name="P29">«WordPress», версии исправляются по мере обнаружения ошибок. Стратегия по которой, сначала исправляются ошибки, а потом создаются новые возможности означает, что «WordPress» обладает высоким уровнем надежности.</text:p>
        </text:list-item>
      </text:list>
      <text:p text:style-name="P21">Сравнение наличия и качества русской документации, для сравнения количества разработчиков использующих системы:</text:p>
      <text:list xml:id="list1729666512" text:style-name="L3">
        <text:list-item>
          <text:p text:style-name="P30">«<text:span text:style-name="T8">Drupal», несмотря на то, что р</text:span><text:span text:style-name="T6">усское сообщество занимается переводом документации на Drupal, белых пятен еще много. Ситуация отчасти </text:span><text:span text:style-name="T6">компенсируется самописными статьями и руководствами. Документация на модули по большей части не переведена.</text:span></text:p>
        </text:list-item>
        <text:list-item>
          <text:p text:style-name="P31">«Joomla», русскоязычной документации достаточно много, включая не только переводы официальных документов но и авторские статьи.</text:p>
        </text:list-item>
        <text:list-item>
          <text:p text:style-name="P31">«WordPress», русскоязычной документации нет, однако англо-язычная <text:soft-page-break/>документация построена очень удобно для программиста.</text:p>
        </text:list-item>
      </text:list>
      <text:p text:style-name="Text_20_body"><text:span text:style-name="T7">Способы борьбы с нежелательным содержимым:</text:span><text:span text:style-name="T6"> все библиотеки имеют возможность установки технологии «captcha». Данная технология заключается в требовании ввести численно-буквенный набор символов для разделения автоматических сообщений оставляемых скриптами, от сообщений пользователей системы.</text:span></text:p>
      <text:p text:style-name="P22">Возможности интеграции с технологиями построения форума, для возможного последующего расширения:</text:p>
      <text:list xml:id="list960520410" text:style-name="L4">
        <text:list-item>
          <text:p text:style-name="P32">«Drupal», существует возможность интеграции с форумной системой «phpBB».</text:p>
        </text:list-item>
        <text:list-item>
          <text:p text:style-name="P32">«Joomla», существует возможность запуска встроенного форума «FireBoard».</text:p>
        </text:list-item>
        <text:list-item>
          <text:p text:style-name="P32">«WordPress», существует интеграция с форумом «BBPress» (включая русификацию). Интеграция с другими форумами существует, однако требует больших усилий.</text:p>
        </text:list-item>
      </text:list>
      <text:p text:style-name="P22">Наличие визуального редактора:</text:p>
      <text:list xml:id="list1773539036" text:style-name="L5">
        <text:list-item>
          <text:p text:style-name="P33">«Drupal», существует возможность использования известных визуальных редакторов «TinyMCE», «FCKEditor». Данные редакторы имеют широкие возможности изменения интерфейса пользователя (добавление, удаление элементов интерфейса).</text:p>
        </text:list-item>
        <text:list-item>
          <text:p text:style-name="P33">«Joomla», имеет возможность подключения большого количества таких редакторов. Наиболее известным для интегрирования является «JCE».</text:p>
        </text:list-item>
        <text:list-item>
          <text:p text:style-name="P33">«WordPress», по умолчанию имеется специальная версия «TinyMCE», и простого текстового редактора (с переключением между ними на лету). Существует возможность встраивания полной версии «TinyMCE». Отличительной особенностью, является наличие возможности сторонним расширениям дополнять возможности визуальных редакторов.</text:p>
        </text:list-item>
      </text:list>
      <text:p text:style-name="P22">Возможность использования шаблонов оформления:</text:p>
      <text:list xml:id="list1739140357" text:style-name="L6">
        <text:list-item>
          <text:p text:style-name="P34">«Drupal» имеет разнообразные возможности управления темами <text:soft-page-break/>оформления. Администраторская панель позволяет настраивать цвета разных элементов.</text:p>
        </text:list-item>
        <text:list-item>
          <text:p text:style-name="P37"><text:span text:style-name="T6">«Joomla» имеет специальную систему «ContentTemplater» </text:span><text:span text:style-name="T6">предназначенную для создания шаблонов. Также имеется возможность управления страницами при помощи модулей, которые могут изменять интерфейс различных страниц.</text:span></text:p>
        </text:list-item>
        <text:list-item>
          <text:p text:style-name="P34">«WordPress» имеет широкую систему работы с шаблонами. Имеется множество различных готовых шаблонов. Также существует генератор шаблонов. Существует возможность переключения шаблонов между пользователями.</text:p>
        </text:list-item>
      </text:list>
      <text:p text:style-name="P22">Расширенная функциональность:</text:p>
      <text:list xml:id="list1273643447" text:style-name="L7">
        <text:list-item>
          <text:p text:style-name="P35">«Drupal» в официальном хранилище имеется около тысячи бесплатных модулей. Среди них CRM-система, «wiki»-библиотека. Есть также расширения позволяющие при помощи графического интерфейса описывать объекты предметной области в базе данных и сразу же создавать формы управления ими.</text:p>
        </text:list-item>
        <text:list-item>
          <text:p text:style-name="P35">«Joomla» позволяет настраивать расширения с помощью специальной системы установки расширений («xml»-файл содержащий правила установки расширения). Существует официальный сайт расширений «Joomla».</text:p>
        </text:list-item>
        <text:list-item>
          <text:p text:style-name="P35">«WordPress» расширения представляют собой «php»-скрипты. Такие скрипты позволяют дополнять и перекрывать существующую функциональность.</text:p>
        </text:list-item>
      </text:list>
      <text:p text:style-name="P22">Кодировки:</text:p>
      <text:list xml:id="list1354536345" text:continue-numbering="true" text:style-name="L7">
        <text:list-item>
          <text:p text:style-name="P35">«Drupal» использует UTF-8, поэтому проблем с кодировками нет.</text:p>
        </text:list-item>
        <text:list-item>
          <text:p text:style-name="P35">«Joomla» даёт возможность использовать как UTF-8 так кодировку «CP1251», однако последняя может приводит к наличию различных проблем.</text:p>
        </text:list-item>
        <text:list-item>
          <text:p text:style-name="P38"><text:soft-page-break/><text:span text:style-name="T6">«WordPress» позволяет использовать любую кодировку, однако для </text:span><text:span text:style-name="T6">корректной работы требуется установить ту же кодировку, в используемой базе данных.</text:span></text:p>
        </text:list-item>
      </text:list>
      <text:p text:style-name="P22">Экспортирование и импортирование данных:</text:p>
      <text:list xml:id="list950003098" text:style-name="L8">
        <text:list-item>
          <text:p text:style-name="P36">«Drupal» обладает возможностью использовать множество различных конверторов. Такие конверторы используются как для различных миграций (нпапример между версиями), так и для работы с различными форматами (например «CSV»).</text:p>
        </text:list-item>
        <text:list-item>
          <text:p text:style-name="P36">«Joomla» не имеет встроенных способов конвертации, это связано, что основной задачей «Joomla» не является поддержка различных движков для общения. Поэтому программист использующий «Joomla» должен сам позаботится об экспорте.</text:p>
        </text:list-item>
        <text:list-item>
          <text:p text:style-name="P36">«WordPress» позволяет экспортировать записи в «xml»-файл. Импорт файлов позволяет использовать данные из различных работающих систем («ЖЖ», «Blogger»).</text:p>
        </text:list-item>
      </text:list>
      <text:p text:style-name="Text_20_body">Оценив данные технологии, можно прийти к следующему выводу: технические характеристики, требования предъявляемые к безопасности, предоставляемые возможности, скорость разработки являются сравнимыми характеристиками. Поэтому для построения наиболее эффективной системы, требуется учитывать фактор простоты поиска персонала для обслуживания. Наиболее популярная библиотека имеет наибольшее количество использующих её программистов. Поэтому в качестве библиотеки для построения Интернет-приложения мы будем использовать «Joomla».</text:p>
      <text:h text:style-name="Heading_20_2" text:outline-level="2">Технические требования к разрабатываемой системе.</text:h>
      <text:p text:style-name="Text_20_body">К разрабатываемой системе предъявляются требования устанавливаемые аппаратно-программной базой предприятия. Такими требованиями являются:</text:p>
      <text:list xml:id="list1102735306" text:style-name="L9">
        <text:list-item>
          <text:p text:style-name="P39">обеспечение наиболее оптимального использования технических ресурсов используемого ЭВМ;</text:p>
        </text:list-item>
        <text:list-item>
          <text:p text:style-name="P39"><text:soft-page-break/>возможность запуска со стандартным для библиотеки «Joomla» программными серверами («Apache», «MySQL»);</text:p>
        </text:list-item>
        <text:list-item>
          <text:p text:style-name="P39">работа под операционными системами семейства «Linux».</text:p>
        </text:list-item>
      </text:list>
      <text:h text:style-name="Heading_20_1" text:outline-level="1">ПРОЕКТИРОВАНИЕ ИНТЕРНЕТ-ПРИЛОЖЕНИЯ КЛАССИФИЦИРУЮЩЕГО ЮРИДИЧЕСКИЕ УСЛУГИ</text:h>
      <text:h text:style-name="Heading_20_2" text:outline-level="2">Проектирование вариантов использования системы.</text:h>
      <text:p text:style-name="Text_20_body">Вариантами использования системы (претендентами использования) называются специфицированные последовательности действий, которые может осуществить система, подсистема взаимодействуя с пользователями или другими системами. Такие претенденты описывают некоторый целостный фрагмент поведения системы, не вдаваясь в подробности внутренней структуры системы.</text:p>
      <text:p text:style-name="Text_20_body">Рассмотрев задачи выполняемые пользователями с помощью разрабатываемой системы, мы сможем определить как пользователей так и варианты использования системы этими пользователями.</text:p>
      <text:p text:style-name="Text_20_body">Требования выдвигаемые предприятием к функциям системы содержат:</text:p>
      <text:list xml:id="list1829996997" text:style-name="L10">
        <text:list-item>
          <text:p text:style-name="P44">просмотр общей информации о предприятии (контактная информация, история работы, награды и отзывы связанные с деятельностью предприятия);</text:p>
        </text:list-item>
        <text:list-item>
          <text:p text:style-name="P44">просмотр информации о предоставляемых предприятием услугах (юридические и бухгалтерские услуги); </text:p>
        </text:list-item>
        <text:list-item>
          <text:p text:style-name="P44">ввод и изменение информации о предоставляемых услугах администратором системы (установка упорядоченного вывода, простота использования базы данных услуг, изменение видимости предоставляемой услуги); </text:p>
        </text:list-item>
        <text:list-item>
          <text:p text:style-name="P44">просмотр пользователем нормативных документов, касающихся законодательства для привлечения внимания (отображение в виде файлового менеджера, где можно выбрать необходимый файл для загрузки);</text:p>
        </text:list-item>
        <text:list-item>
          <text:p text:style-name="P44">просмотр пользователем новостей в юридическом законодательстве;</text:p>
        </text:list-item>
        <text:list-item>
          <text:p text:style-name="P44">создание и редактирование новостной информации администратором системы.</text:p>
        </text:list-item>
      </text:list>
      <text:p text:style-name="Text_20_body"><text:soft-page-break/>Таким образом, можно выделить два типа пользователей Интернет-приложения классифицирующего юридические услуги: это пользователь (потенциальный клиент предприятия), и администратор Интернет-приложения. </text:p>
      <text:p text:style-name="Text_20_body"><draw:frame draw:style-name="fr1" draw:name="Врезка1" text:anchor-type="paragraph" svg:x="3.004cm" svg:y="2.203cm" svg:width="10.991cm" draw:z-index="0"><draw:text-box fo:min-height="10.853cm"><text:p text:style-name="Drawing"><draw:frame draw:style-name="fr4" draw:name="Графический объект1" text:anchor-type="paragraph" svg:x="0.004cm" svg:y="0.002cm" svg:width="10.991cm" style:rel-width="100%" svg:height="10.853cm" style:rel-height="scale" draw:z-index="1"><draw:image xlink:href="../%D0%94%D0%B8%D0%B0%D0%B3%D1%80%D0%B0%D0%BC%D0%BC%D0%B0_%D0%B2%D0%B0%D1%80%D0%B8%D0%B0%D0%BD%D1%82%D0%BE%D0%B2_%D0%B8%D1%81%D0%BF%D0%BE%D0%BB%D1%8C%D0%B7%D0%BE%D0%B2%D0%B0%D0%BD%D0%B8%D1%8F21_FAMonitorTool.png" xlink:type="simple" xlink:show="embed" xlink:actuate="onLoad"/></draw:frame>Рисунок <text:sequence text:ref-name="refDrawing0" text:name="Drawing" text:formula="ooow:Drawing+1" style:num-format="1">2.1</text:sequence> Диаграмма вариантов использования системы клиентом.</text:p></draw:text-box></draw:frame>Опишем варианты взаимодействия пользователей системы с помощью диаграммы «Вариантов использования» на рисунке <text:sequence-ref text:reference-format="value" text:ref-name="refDrawing0">2.1</text:sequence-ref>.</text:p>
      <text:p text:style-name="Text_20_body">Можно подвести итог проектирования вариантов использования для работы с потенциальными клиентами предприятия. Система проектируется для использования в качестве информационной системы об услугах компании. Система предоставляет дополнительную сопроводительную информацию связанную с предоставляемыми юридическими услугами для привлечения клиентов, и повышения своего рейтинга в Интернет-поисковиках.</text:p>
      <text:p text:style-name="Text_20_body">Опишем взаимодействие администраторов системы с помощью диаграммы «Вариантов использования» на рисунке <text:sequence-ref text:reference-format="value" text:ref-name="refDrawing1">2.2</text:sequence-ref>.</text:p>
      <text:p text:style-name="P23"><draw:frame draw:style-name="fr2" draw:name="Врезка2" text:anchor-type="paragraph" svg:width="11.772cm" draw:z-index="2"><draw:text-box fo:min-height="10.793cm"><text:p text:style-name="Drawing"><draw:frame draw:style-name="fr5" draw:name="Графический объект2" text:anchor-type="paragraph" svg:x="0.004cm" svg:y="0.002cm" svg:width="11.772cm" style:rel-width="100%" svg:height="10.793cm" style:rel-height="scale" draw:z-index="3"><draw:image xlink:href="../%D0%94%D0%B8%D0%B0%D0%B3%D1%80%D0%B0%D0%BC%D0%BC%D0%B0_%D0%B2%D0%B0%D1%80%D0%B8%D0%B0%D0%BD%D1%82%D0%BE%D0%B2_%D0%B8%D1%81%D0%BF%D0%BE%D0%BB%D1%8C%D0%B7%D0%BE%D0%B2%D0%B0%D0%BD%D0%B8%D1%8F22_FAMonitorTool.png" xlink:type="simple" xlink:show="embed" xlink:actuate="onLoad"/></draw:frame>Рисунок <text:sequence text:ref-name="refDrawing1" text:name="Drawing" text:formula="ooow:Drawing+1" style:num-format="1">2.2</text:sequence> Диаграмма вариантов использования системы администратором</text:p></draw:text-box></draw:frame><text:soft-page-break/><text:tab/>Таким образом, можно сказать, что задачами администратора системы являются: создание и редактирование записей о новостях в юридической сфере, услуг предлагаемых предприятием и списка и структур нормативных документов доступных для просмотра.</text:p>
      <text:h text:style-name="Heading_20_2" text:outline-level="2">Проектирование подсистемы хранения информации.</text:h>
      <text:p text:style-name="Text_20_body">Подсистема хранения информации используется для возможности быстрого доступа к данным , удобной навигации и защищенности данных. СУБД должна обеспечивать требованиям скорости доступа и защиты данных при множественном взаимодействии (несколько приложений может одновременно записывать данные в подсистему хранения информации и считывать эти данные; задачей подсистемы является корректная работа с записями и корректная обработка существующих записей от создаваемых).</text:p>
      <text:p text:style-name="Text_20_body"><text:soft-page-break/>Для нашей системы требуется использование нескольких элементов, которые не являются связными. Поэтому проектирование таблиц для хранения информации не требует дополнительных преобразований для достижения нормальных форм.</text:p>
      <text:p text:style-name="Text_20_body">Для проектирования таблиц в базе данных выносятся модели следующих элементов системы: «Услуги», «Новости», «Клиенты».</text:p>
      <text:p text:style-name="Text_20_body">Модель элементов «Клиенты» содержит следующие поля: «Заголовок», «Содержание», «Дата окончания публикации», «Изображение малого размера для отображения в списке», «Изображение большого размера». Диаграмма класса «Клиент» на рисунке <text:sequence-ref text:reference-format="value" text:ref-name="refDrawing2">2.3</text:sequence-ref>.</text:p>
      <text:p text:style-name="P23"><draw:frame draw:style-name="fr2" draw:name="Врезка4" text:anchor-type="paragraph" svg:width="10.365cm" draw:z-index="6"><draw:text-box fo:min-height="5.692cm"><text:p text:style-name="Drawing"><draw:frame draw:style-name="fr5" draw:name="Графический объект4" text:anchor-type="paragraph" svg:x="0.004cm" svg:y="0.002cm" svg:width="10.365cm" style:rel-width="100%" svg:height="5.692cm" style:rel-height="scale" draw:z-index="7"><draw:image xlink:href="../%D0%B4%D0%B8%D0%B0%D0%B3%D1%80%D0%B0%D0%BC%D0%BC%D0%B0_%D0%BA%D0%BB%D0%B0%D1%81%D1%81%D0%B0_%D0%BA%D0%BB%D0%B8%D0%B5%D0%BD%D1%82.png" xlink:type="simple" xlink:show="embed" xlink:actuate="onLoad"/></draw:frame>Рисунок <text:sequence text:ref-name="refDrawing2" text:name="Drawing" text:formula="ooow:Drawing+1" style:num-format="1">2.3</text:sequence> Диаграмма класса "Клиент"</text:p></draw:text-box></draw:frame><text:tab/>Модель элементов «Новости» содержит следующие поля: «Название», «Короткое название», «Содержание». Диаграмма класса «Новость» представлена на рисунке <text:sequence-ref text:reference-format="value" text:ref-name="refDrawing3">2.4</text:sequence-ref>.</text:p>
      <text:p text:style-name="P23"><draw:frame draw:style-name="fr2" draw:name="Врезка5" text:anchor-type="paragraph" svg:width="10.388cm" draw:z-index="8"><draw:text-box fo:min-height="4.332cm"><text:p text:style-name="Drawing"><draw:frame draw:style-name="fr5" draw:name="Графический объект5" text:anchor-type="paragraph" svg:x="0.004cm" svg:y="0.002cm" svg:width="10.388cm" style:rel-width="100%" svg:height="4.332cm" style:rel-height="scale" draw:z-index="9"><draw:image xlink:href="../%D0%B4%D0%B8%D0%B0%D0%B3%D1%80%D0%B0%D0%BC%D0%BC%D0%B0_%D0%BA%D0%BB%D0%B0%D1%81%D1%81%D0%B0_%D0%BD%D0%BE%D0%B2%D0%BE%D1%81%D1%82%D1%8C.png" xlink:type="simple" xlink:show="embed" xlink:actuate="onLoad"/></draw:frame>Рисунок <text:sequence text:ref-name="refDrawing3" text:name="Drawing" text:formula="ooow:Drawing+1" style:num-format="1">2.4</text:sequence> Диаграмма класса "Новость"</text:p></draw:text-box></draw:frame><text:soft-page-break/><text:tab/>Модель элементов «Услуги» содержит поля: «Название», «Краткое описание», «Полное описание». Диаграмма класса «Услуг<text:span text:style-name="T9">а</text:span>» представлена на рисунке <text:sequence-ref text:reference-format="value" text:ref-name="refDrawing4">2.5</text:sequence-ref>.</text:p>
      <text:p text:style-name="P23"><draw:frame draw:style-name="fr2" draw:name="Врезка6" text:anchor-type="paragraph" svg:width="10.091cm" draw:z-index="10"><draw:text-box fo:min-height="4.128cm"><text:p text:style-name="Drawing"><draw:frame draw:style-name="fr5" draw:name="Графический объект6" text:anchor-type="paragraph" svg:x="0.004cm" svg:y="0.002cm" svg:width="10.091cm" style:rel-width="100%" svg:height="4.128cm" style:rel-height="scale" draw:z-index="11"><draw:image xlink:href="../%D0%B4%D0%B8%D0%B0%D0%B3%D1%80%D0%B0%D0%BC%D0%BC%D0%B0_%D0%BA%D0%BB%D0%B0%D1%81%D1%81%D0%B0_%D1%83%D1%81%D0%BB%D1%83%D0%B3%D0%B0.png" xlink:type="simple" xlink:show="embed" xlink:actuate="onLoad"/></draw:frame>Рисунок <text:sequence text:ref-name="refDrawing4" text:name="Drawing" text:formula="ooow:Drawing+1" style:num-format="1">2.5</text:sequence> Диаграмма класса "Услуга"</text:p></draw:text-box></draw:frame><text:tab/>Учитывая особенности библиотеки «Joomla», все элементы используемые в системе, требуют создания групп элементов привязки данных групп к страницам Интернет приложения, а также размещения спроектированной структуры в структуру элемента системы «Joomla», и как следствие создания связи элементов с группами для корректного отображения. Поэтому таблица «категорий» системы «Joomla» должна содержать элементы соответствующие используемым моделям «Клиенты», «Новости», «Услуги», а каждая из этих таблиц дополняется внешним ключом указывающим к какой категории относится элемент. Для проектирования соответствий между спроектированными моделями и моделью предоставляемой системой «Joomla» создадим таблицу соответствий (таблиц<text:span text:style-name="T9">ы</text:span> <text:sequence-ref text:reference-format="value" text:ref-name="refTable0">2.1</text:sequence-ref>, <text:sequence-ref text:reference-format="value" text:ref-name="refTable1">2.2</text:sequence-ref>, <text:sequence-ref text:reference-format="value" text:ref-name="refTable2">2.3</text:sequence-ref>), и схему классов <text:soft-page-break/>используемой модели (рисунок <text:sequence-ref text:reference-format="value" text:ref-name="refDrawing5">2.6</text:sequence-ref>).</text:p>
      <text:p text:style-name="P27">Таблица <text:sequence text:ref-name="refTable0" text:name="Table" text:formula="ooow:Table+1" style:num-format="1">2.1</text:sequence> Соответствие между классом "Клиент" и классом 'content' "Joomla".</text:p>
      <table:table table:name="Таблица21" table:style-name="Таблица21">
        <table:table-column table:style-name="Таблица21.A"/>
        <table:table-column table:style-name="Таблица21.B"/>
        <table:table-row>
          <table:table-cell table:style-name="Таблица21.A1" office:value-type="string">
            <text:p text:style-name="P26">Член класса «Клиент»</text:p>
          </table:table-cell>
          <table:table-cell table:style-name="Таблица21.B1" office:value-type="string">
            <text:p text:style-name="P26">Член класса 'content' системы «Joomla»</text:p>
          </table:table-cell>
        </table:table-row>
        <table:table-row>
          <table:table-cell table:style-name="Таблица21.A2" office:value-type="string">
            <text:p text:style-name="P25">Заголовок</text:p>
          </table:table-cell>
          <table:table-cell table:style-name="Таблица21.B2" office:value-type="string">
            <text:p text:style-name="P25">'title'</text:p>
          </table:table-cell>
        </table:table-row>
        <table:table-row>
          <table:table-cell table:style-name="Таблица21.A2" office:value-type="string">
            <text:p text:style-name="P25">Содержание</text:p>
          </table:table-cell>
          <table:table-cell table:style-name="Таблица21.B2" office:value-type="string">
            <text:p text:style-name="P25">'fulltext'</text:p>
          </table:table-cell>
        </table:table-row>
        <table:table-row>
          <table:table-cell table:style-name="Таблица21.A2" office:value-type="string">
            <text:p text:style-name="P25">Дата окончания публикации</text:p>
          </table:table-cell>
          <table:table-cell table:style-name="Таблица21.B2" office:value-type="string">
            <text:p text:style-name="P25">'publish_down'</text:p>
          </table:table-cell>
        </table:table-row>
        <table:table-row>
          <table:table-cell table:style-name="Таблица21.A2" office:value-type="string">
            <text:p text:style-name="P25">Изображение малого размера</text:p>
          </table:table-cell>
          <table:table-cell table:style-name="Таблица21.B2" office:value-type="string">
            <text:p text:style-name="P25">'images'</text:p>
          </table:table-cell>
        </table:table-row>
        <table:table-row>
          <table:table-cell table:style-name="Таблица21.A2" office:value-type="string">
            <text:p text:style-name="P25">Изображение большого размера</text:p>
          </table:table-cell>
          <table:table-cell table:style-name="Таблица21.B2" office:value-type="string">
            <text:p text:style-name="P25">'images'</text:p>
          </table:table-cell>
        </table:table-row>
      </table:table>
      <text:p text:style-name="P23"/>
      <text:p text:style-name="P27">Таблица <text:sequence text:ref-name="refTable1" text:name="Table" text:formula="ooow:Table+1" style:num-format="1">2.2</text:sequence> Соответствие между классом "Новость" и классом 'content' "Joomla".</text:p>
      <table:table table:name="Таблица1" table:style-name="Таблица1">
        <table:table-column table:style-name="Таблица1.A"/>
        <table:table-column table:style-name="Таблица1.B"/>
        <table:table-row>
          <table:table-cell table:style-name="Таблица1.A1" office:value-type="string">
            <text:p text:style-name="P26">Член класса «Новость»</text:p>
          </table:table-cell>
          <table:table-cell table:style-name="Таблица1.B1" office:value-type="string">
            <text:p text:style-name="P26">Член класса 'content' системы «Joomla»</text:p>
          </table:table-cell>
        </table:table-row>
        <table:table-row>
          <table:table-cell table:style-name="Таблица1.A2" office:value-type="string">
            <text:p text:style-name="P25">Название</text:p>
          </table:table-cell>
          <table:table-cell table:style-name="Таблица1.B2" office:value-type="string">
            <text:p text:style-name="P25">'title'</text:p>
          </table:table-cell>
        </table:table-row>
        <table:table-row>
          <table:table-cell table:style-name="Таблица1.A2" office:value-type="string">
            <text:p text:style-name="P25">Короткое название</text:p>
          </table:table-cell>
          <table:table-cell table:style-name="Таблица1.B2" office:value-type="string">
            <text:p text:style-name="P25">'title_alias'</text:p>
          </table:table-cell>
        </table:table-row>
        <table:table-row>
          <table:table-cell table:style-name="Таблица1.A2" office:value-type="string">
            <text:p text:style-name="P25">Содержание</text:p>
          </table:table-cell>
          <table:table-cell table:style-name="Таблица1.B2" office:value-type="string">
            <text:p text:style-name="P25">'fulltext'</text:p>
          </table:table-cell>
        </table:table-row>
      </table:table>
      <text:p text:style-name="P23"/>
      <text:p text:style-name="P27">Таблица <text:sequence text:ref-name="refTable2" text:name="Table" text:formula="ooow:Table+1" style:num-format="1">2.3</text:sequence> Соответствие между классом "Услуга" и классом 'content' "Joomla".</text:p>
      <table:table table:name="Таблица2" table:style-name="Таблица2">
        <table:table-column table:style-name="Таблица2.A"/>
        <table:table-column table:style-name="Таблица2.B"/>
        <table:table-row>
          <table:table-cell table:style-name="Таблица2.A1" office:value-type="string">
            <text:p text:style-name="P26">Член класса «Услуга»</text:p>
          </table:table-cell>
          <table:table-cell table:style-name="Таблица2.B1" office:value-type="string">
            <text:p text:style-name="P26">Член класса 'content' системы «Joomla»</text:p>
          </table:table-cell>
        </table:table-row>
        <table:table-row>
          <table:table-cell table:style-name="Таблица2.A2" office:value-type="string">
            <text:p text:style-name="P25">Название</text:p>
          </table:table-cell>
          <table:table-cell table:style-name="Таблица2.B2" office:value-type="string">
            <text:p text:style-name="P25">'title'</text:p>
          </table:table-cell>
        </table:table-row>
        <table:table-row>
          <table:table-cell table:style-name="Таблица2.A2" office:value-type="string">
            <text:p text:style-name="P25">Короткое название</text:p>
          </table:table-cell>
          <table:table-cell table:style-name="Таблица2.B2" office:value-type="string">
            <text:p text:style-name="P25">'title_alias'</text:p>
          </table:table-cell>
        </table:table-row>
        <table:table-row>
          <table:table-cell table:style-name="Таблица2.A2" office:value-type="string">
            <text:p text:style-name="P25">Полное описание</text:p>
          </table:table-cell>
          <table:table-cell table:style-name="Таблица2.B2" office:value-type="string">
            <text:p text:style-name="P25">'fulltext'</text:p>
          </table:table-cell>
        </table:table-row>
      </table:table>
      <text:p text:style-name="P24"/>
      <text:p text:style-name="P24"><text:tab/>Модель системы «Документы» требует отдельного каталога, для которого будет создана архитектура файлов — каталогов, используемая в Интернет приложении. Задачей интернет приложения является: считывание списка каталогов и файлов, для заданного (относительно корневого) и выдачи данного списка пользователю для получения дальнейших указаний, какой каталог или файл его интересует.</text:p>
      <text:h text:style-name="Heading_20_2" text:outline-level="2"><draw:frame draw:style-name="fr2" draw:name="Врезка7" text:anchor-type="paragraph" svg:width="16.51cm" draw:z-index="12"><draw:text-box fo:min-height="14.582cm"><text:p text:style-name="Drawing"><draw:frame draw:style-name="fr5" draw:name="Графический объект7" text:anchor-type="paragraph" svg:x="0.004cm" svg:y="0.002cm" svg:width="16.51cm" style:rel-width="100%" svg:height="14.582cm" style:rel-height="scale" draw:z-index="13"><draw:image xlink:href="../%D0%B4%D0%B8%D0%B0%D0%B3%D1%80%D0%B0%D0%BC%D0%BC%D0%B0_%D0%B0%D0%B4%D0%B0%D0%BF%D1%82%D0%B8%D1%80%D0%BE%D0%B2%D0%B0%D0%BD%D0%BD%D1%8B%D1%85_%D0%BA%D0%BB%D0%B0%D1%81%D1%81%D0%BE%D0%B2_%D0%B4%D0%BB%D1%8F_joomla.png" xlink:type="simple" xlink:show="embed" xlink:actuate="onLoad"/></draw:frame>Рисунок <text:sequence text:ref-name="refDrawing5" text:name="Drawing" text:formula="ooow:Drawing+1" style:num-format="1">2.6</text:sequence> Диаграмма классов подсистемы хранения информации.</text:p></draw:text-box></draw:frame><text:soft-page-break/>Проектирование пользовательского интерфейса системы.</text:h>
      <text:p text:style-name="Text_20_body">Пользовательским интерфейсом системы называется организация способа взаимодействия пользователей с системой. Для проектируемой системы требуется разработать интерфейс пользователя для потенциальных клиентов предприятия, и интерфейс для администраторов. Таким образом, нашей задачей на данном этапе становятся: спроектировать интерфейс потенциального клиента системы с учётом устанавливаемых нормативов предприятием, а также спроектировать интерфейс администратора системы также с учётом устанавливаемых нормативов предприятием.</text:p>
      <text:p text:style-name="Text_20_body"><text:soft-page-break/>Пользовательский интерфейс, является одним из главных элементов удобного использования Интернет приложения, поэтому несколько правил, которые следует учитывать при проектировании системы:</text:p>
      <text:list xml:id="list1440318910" text:style-name="L11">
        <text:list-item>
          <text:p text:style-name="P40">Интерфейс должен быть наиболее простым для использования, что означает создание только необходимых элементов интерфейса и изображений, не отвлекающих пользователя от содержимого;</text:p>
        </text:list-item>
      </text:list>
      <text:list xml:id="list1945834051" text:style-name="L12">
        <text:list-item>
          <text:p text:style-name="P41">Минимализм интерфейса не должен затруднять работу пользователя с содержимым, что означает простоту доступа к элементам содержимого предоставляемого системой;</text:p>
        </text:list-item>
      </text:list>
      <text:list xml:id="list546017659" text:style-name="L13">
        <text:list-item>
          <text:p text:style-name="P42">Выразительность использования, выделение элементов изменяющих состояние системы при наведении на них курсором (например, изменение цвета ссылок при наведении на них курсором).</text:p>
        </text:list-item>
      </text:list>
      <text:p text:style-name="Text_20_body">Таким образом, можно выделить структурные элементы пользовательского интерфейса, разделяющие содержимое системы. </text:p>
      <text:p text:style-name="Text_20_body">Объединим способ перехода пользователя между частями содержимого в «меню содержимого», которое будет отображаться на каждой странице. Такая унификация позволит пользователю единственным способом переходить между элементами содержимого, предоставляемого системой. А значит, выполняется правило простоты использования интерфейса. Данная методика широко используется в приложениях и операционных системах для доступа к элементам информации или функций систем.</text:p>
      <text:p text:style-name="Text_20_body">Для информирования и привлечения клиента, создадим краткое описание новостей произошедших или связанных с законодательством в виде колонки новостей и возможности перейти к чтению конкретной новости в полном объёме на каждой странице в виде новостной колонки в левой части страницы. Шаблон страницы представлен на рисунке <text:sequence-ref text:reference-format="value" text:ref-name="refDrawing6">2.7</text:sequence-ref>.</text:p>
      <text:p text:style-name="P23"><draw:frame draw:style-name="fr2" draw:name="Врезка3" text:anchor-type="paragraph" svg:width="16.999cm" draw:z-index="4"><draw:text-box fo:min-height="9.289cm"><text:p text:style-name="Drawing"><draw:frame draw:style-name="fr6" draw:name="Графический объект3" text:anchor-type="paragraph" svg:y="-0.071cm" svg:width="15.129cm" style:rel-width="89%" svg:height="8.05cm" style:rel-height="scale" draw:z-index="5"><draw:image xlink:href="../%D0%94%D0%B8%D0%B0%D0%B3%D1%80%D0%B0%D0%BC%D0%BC%D0%B0_%D0%9F%D0%BE%D0%BB%D1%8C%D0%B7%D0%BE%D0%B2%D0%B0%D1%82%D0%B5%D0%BB%D1%8C%D1%81%D0%BA%D0%BE%D0%B3%D0%BE_%D0%B8%D0%BD%D1%82%D0%B5%D1%80%D1%84%D0%B5%D0%B9%D1%81%D0%B0.png" xlink:type="simple" xlink:show="embed" xlink:actuate="onLoad"/></draw:frame>Рисунок <text:sequence text:ref-name="refDrawing6" text:name="Drawing" text:formula="ooow:Drawing+1" style:num-format="1">2.7</text:sequence> Диаграмма шаблона пользовательского интерфейса.</text:p></draw:text-box></draw:frame><text:soft-page-break/><text:tab/>Опишем распределение содержимого между страницами проектируемого Интернет приложения.</text:p>
      <text:p text:style-name="Text_20_body">Элемент пользовательского интерфейса «Главная страница» содержит следующую информацию: наименование <text:s/>и возможность перейти к полному описанию предоставляемых услуг; информация касающаяся порядка оказания услуг и связи с предприятием.</text:p>
      <text:p text:style-name="Text_20_body">Элемент пользовательского интерфейса «Документы» содержит представление файловой структуры со структурой каталогов и файлов в виде списка «наименований каталогов» и списка «наименований файлов», при нажатии на «наименование каталога», пользователю открывается список вложенных в выбранный каталог файлов и каталогов; при нажатии на «наименование файла» выбранный файл загружается на компьютер пользователей.</text:p>
      <text:p text:style-name="Text_20_body">Элемент пользовательского интерфейса «Услуги» содержит список предоставляемых услуг в виде название услуги, краткое описание услуги и ссылки на страницу с полным описанием предоставляемой услуги.</text:p>
      <text:p text:style-name="Text_20_body"><text:soft-page-break/>Элемент пользовательского интерфейса «Новости» содержит список новостной информации в виде название новости, краткое описание новости и ссылки на страницу с полным описание новостной информации.</text:p>
      <text:p text:style-name="Text_20_body">Элемент пользовательского интерфейса «Клиенты» содержит список наиболее значимых для предприятия деловых клиентов с которыми предприятие взаимодействовало. Элемент списка представляет собой название предприятия (или другой представительный заголовок), краткое описание результата взаимодействия и изображение благодарственного письма.</text:p>
      <text:p text:style-name="Text_20_body">Элемент пользовательского интерфейса «Контакты» содержит контактную информацию, и форму для отправки сообщения для компании.</text:p>
      <text:p text:style-name="Text_20_body">Существующие Интернет приложения могут иметь различные дополнительные элементы позволяющие упростить навигацию по сайту, в качестве таких элементов можно использовать «карту сайта».</text:p>
      <text:p text:style-name="Text_20_body">Элемент пользовательского интерфейса «карта сайта», содержит список страниц составляющих Интернет приложение. Эти страницы содержат элементы пользовательского интерфейса описанные выше (страница «главная страница», страница «документы», страница «услуги», список предоставляемых услуг в виде наименования услуги, страница «новости», список новостной информации в виде наименований новостных данных, страница «клиенты», список наименований клиентов компании).</text:p>
      <text:p text:style-name="Text_20_body">Таким образом, мы спроектировали все элементы пользовательского интерфейса для пользователя являющегося потенциальным клиентом предприятия.</text:p>
      <text:p text:style-name="Text_20_body">Перейдем к проектированию администраторского пользовательского интерфейса. Основным требованием предъявляемым к интерфейсу администратора является создание возможности защиты доступа к данному интерфейсу неизвестному пользователю. Для этого используются средства авторизации включающие в себя, проверки существующих сессий, открытие сессии администратора при вводе корректной пары значений «логин» - <text:soft-page-break/>«пароль», закрытие сессии по истечении определённого времени, закрытие сессии по требованию пользователя.</text:p>
      <text:p text:style-name="Text_20_body">В качестве базы для создания интерфейса пользователя типа администратор возьмём предоставляемые используемой для разработки системы управления содержимым «Joomla». Базируясь на данной системе, в качестве администраторского интерфейса будет использоваться администраторский интерфейс системы «Joomla», включающий средства по работе с сессиями.</text:p>
      <text:p text:style-name="Text_20_body">Такой подход, является разумным использованием созданного кода. <text:s/>Учитывая, что основными задачами администратора системы являются создание новых и редактирование существующих записей следующих информативных единиц: новостные элементы, элементы с данными о клиентах и достигнутых результате взаимодействия соглашениях, элементы касающиеся предоставляемых услуг; то можно использовать возможности системы «Joomla» по редактированию и добавлению новых элементов в каждую из перечисленных <text:span text:style-name="T9">коллекций</text:span>.</text:p>
      <text:p text:style-name="Text_20_body">Задачей администратора становится используя известные ему «логин» и «пароль» войти в администраторскую панель «Joomla» выбрать соответствующий раздел в меню «Материалы», и используя возможности системы «Joomla» добавить новый или отредактировать существующий элемент. Для этого администратор должен будет пройти по соответствующему пункту меню «Материалы» - «Материалы по разделам» панели «Joomla».</text:p>
      <text:h text:style-name="Heading_20_2" text:outline-level="2">Проектирование подсистемы преобразования и подготовки данных для подачи пользователю.</text:h>
      <text:p text:style-name="Text_20_body">Задачами подсистемы преобразования и подготовки данных для подачи пользователю заключается в поиске необходимой информации в базе данных. При этом требуется минимизировать время работы подсистемы поиска информации. Для этого — требуется запрашивать, только интересующие <text:soft-page-break/>данные (для этого СУБД позволяют получать только интересующие атрибуты элементов). </text:p>
      <text:p text:style-name="Text_20_body">Таким образом, задачей данного раздела становится определить, порядок обработки запросов пользователя и информацию которая, будет передана пользователю в каждом варианте использования.</text:p>
      <text:p text:style-name="Text_20_body"><draw:frame draw:style-name="fr3" draw:name="Врезка8" text:anchor-type="paragraph" svg:x="0cm" svg:y="-0.116cm" svg:width="16.999cm" draw:z-index="14"><draw:text-box fo:min-height="10.779cm"><text:p text:style-name="Drawing"><draw:frame draw:style-name="fr5" draw:name="Графический объект8" text:anchor-type="paragraph" svg:x="0.004cm" svg:y="0.002cm" svg:width="16.999cm" style:rel-width="100%" svg:height="10.779cm" style:rel-height="scale" draw:z-index="15"><draw:image xlink:href="../%D0%94%D0%B8%D0%B0%D0%B3%D1%80%D0%B0%D0%BC%D0%BC%D0%B0_%D0%BF%D0%BE%D1%81%D0%BB%D0%B5%D0%B4%D0%BE%D0%B2%D0%B0%D1%82%D0%B5%D0%BB%D1%8C%D0%BD%D0%BE%D1%81%D1%82%D0%B8_%D0%B4%D0%BB%D1%8F_%D0%B2%D0%B0%D1%80%D0%B8%D0%B0%D0%BD%D1%82%D0%B0_%D0%93%D0%BB%D0%B0%D0%B2%D0%BD%D0%B0%D1%8F_%D1%81%D1%82%D1%80%D0%B0%D0%BD%D0%B8%D1%86%D0%B0.png" xlink:type="simple" xlink:show="embed" xlink:actuate="onLoad"/></draw:frame>Рисунок <text:sequence text:ref-name="refDrawing7" text:name="Drawing" text:formula="ooow:Drawing+1" style:num-format="1">2.8</text:sequence> Диаграмма последовательности для варианта использования пользователя "Просмотреть главную страницу"</text:p></draw:text-box></draw:frame>Для описания правил действия работы системы в каждом определённом варианте использования системы используются диаграммы последовательности действий. Такие диаграммы позволяют описывать каждый из возможных вариантов использования системы. Диаграмма описывающая работу системы при открытии пользователем главное страницы приложения — изображается на рисунке <text:sequence-ref text:reference-format="value" text:ref-name="refDrawing7">2.8</text:sequence-ref>. Такая диаграмма полноценно описывает процесс запуска алгоритма работы системы и алгоритма запроса данных начиная от пользователя и заканчивая подсистемой хранения информации.</text:p>
      <text:h text:style-name="Heading_20_1" text:outline-level="1" text:is-list-header="true">ЗАКЛЮЧЕНИЕ</text:h>
      <text:p text:style-name="Text_20_body">В результате работы нами были изучены методики построения Интернет приложений на базе различных программных средств, а также нами был проведен сравнительный анализ таких методик и проектирование Интернет приложения классифицирующего юридические услуги. На этапе проектирования Интернет приложения — был разработан метод структурирования данных используемых в разрабатываемом приложении и данных предоставляемых используемой библиотекой построения Интернет приложения. Также были спроектированы варианты использования системы, алгоритм работы пользователя с системой, и макет пользовательского интерфейса.</text:p>
      <text:p text:style-name="Text_20_body">Таким образом, нами получен набор сведений, который достаточно для разработки Интернет приложения классифицирующего юридические услуги. Сведения включают как архитектурные решения для всех подсистем разрабатываемого приложения, так и дизайнерские решения для создания максимальной простоты и как следствия удобства использования системы пользователем.</text:p>
      <text:h text:style-name="Heading_20_1" text:outline-level="1" text:is-list-header="true">СПИСОК ЛИТЕРАТУРЫ</text:h>
      <text:list xml:id="list1662753847" text:style-name="L14">
        <text:list-item>
          <text:p text:style-name="P43">Стивенс У. Р. Unix. Разработка сетевых приложений / У. Р. Стивенс. СПб. : Питер, 2007. 1038 с.</text:p>
        </text:list-item>
        <text:list-item>
          <text:p text:style-name="P43">Аллен Э. Типичные ошибки проектирования / Э. Аллен. СПб. : Питер, 2003. 223 с.</text:p>
        </text:list-item>
        <text:list-item>
          <text:p text:style-name="P43">Официальный сайт MySQL [Электронный ресурс]. - Режим доступа: <text:a xlink:type="simple" xlink:href="http://dev.mysql.com/">http://dev.mysql.com/</text:a></text:p>
        </text:list-item>
        <text:list-item>
          <text:p text:style-name="P43">Берри Н. Joomla! Практическое руководство / Н. Берри. СПб. : Символ, 2008. 448 с.</text:p>
        </text:list-item>
        <text:list-item>
          <text:p text:style-name="P43">Орлов А. PHP: Полезные приемы / А. Орлов. М. : Горячая Линия — Телеком, 2003. 224 с.</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1" svg:font-family="'Times New Roman'"/>
    <style:font-face style:name="Verdana" svg:font-family="Verdana" style:font-family-generic="swiss"/>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Times New Roman3" svg:font-family="'Times New Roman'" style:font-adornments="Полужирный Курсив"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Times New Roman1" fo:font-size="14pt" style:font-name-asian="Arial Unicode MS"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cm" fo:line-height="150%" fo:text-align="justify" style:justify-single-word="false" fo:text-indent="1.199cm" style:auto-text-indent="false" style:page-number="auto" fo:background-color="transparent" style:shadow="none">
        <style:tab-stops/>
        <style:background-image/>
      </style:paragraph-properties>
      <style:text-properties fo:font-size="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Обычный1" style:family="paragraph">
      <style:paragraph-properties fo:line-height="150%"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42cm" fo:margin-bottom="0.349cm" fo:line-height="0.7cm" fo:text-align="center" style:justify-single-word="false" fo:text-indent="0cm" style:auto-text-indent="false" style:page-number="auto" fo:break-before="page" fo:background-color="transparent" style:shadow="none" text:number-lines="false" text:line-number="1">
        <style:tab-stops/>
        <style:background-image/>
      </style:paragraph-properties>
      <style:text-properties style:font-name="Times New Roman2" fo:font-size="14pt" fo:font-weight="normal"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42cm" fo:margin-bottom="0.409cm" fo:line-height="150%" fo:text-indent="1.199cm" style:auto-text-indent="false" style:page-number="auto">
        <style:tab-stops/>
      </style:paragraph-properties>
      <style:text-properties style:font-name="Times New Roman3"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Title" style:class="index">
      <style:paragraph-properties fo:margin-left="0cm" fo:margin-right="0cm" fo:text-align="center" style:justify-single-word="false" fo:text-indent="0cm" style:auto-text-indent="false" text:number-lines="false" text:line-number="0">
        <style:tab-stops/>
      </style:paragraph-properties>
      <style:text-properties style:font-name="Times New Roman2" fo:font-size="1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Drawing" style:family="paragraph" style:parent-style-name="Caption" style:class="extra">
      <style:paragraph-properties fo:text-align="center" style:justify-single-word="false"/>
      <style:text-properties fo:font-size="14pt" fo:font-style="normal"/>
    </style:style>
    <style:style style:name="Подпись_20_рисунка" style:display-name="Подпись рисунка" style:family="paragraph" style:parent-style-name="Drawing" style:next-style-name="Text_20_body">
      <style:paragraph-properties fo:text-align="center" style:justify-single-word="false"/>
      <style:text-properties fo:font-size="14pt" fo:font-style="normal"/>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master-page-name="">
      <style:paragraph-properties style:page-number="auto" fo:background-color="transparent">
        <style:tab-stops/>
        <style:background-image/>
      </style:paragraph-properties>
      <style:text-properties fo:font-size="14pt" fo:font-style="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499cm" fo:margin-bottom="0.499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3cm" fo:margin-right="1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page-number text:select-page="current">28</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Ivan Sidarau</meta:initial-creator>
    <meta:creation-date>2010-02-20T20:43:31</meta:creation-date>
    <dc:date>2010-03-24T12:40:26</dc:date>
    <meta:editing-duration>PT40H28M44S</meta:editing-duration>
    <meta:editing-cycles>619</meta:editing-cycles>
    <meta:generator>OpenOffice.org/3.1$Unix OpenOffice.org_project/310m19$Build-9420</meta:generator>
    <dc:creator>Ivan Sidarau</dc:creator>
    <meta:document-statistic meta:table-count="3" meta:image-count="8" meta:object-count="0" meta:page-count="26" meta:paragraph-count="198" meta:word-count="3408" meta:character-count="29444"/>
    <meta:user-defined meta:name="Поле 1"/>
    <meta:user-defined meta:name="Поле 2"/>
    <meta:user-defined meta:name="Поле 3"/>
    <meta:user-defined meta:name="Поле 4"/>
  </office:meta>
</office:document-meta>
</file>